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.45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2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AR PL SungtiL GB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 calcext:value-type="string">
            <text:p>Uses relative abundance</text:p>
          </table:table-cell>
          <table:table-cell table:style-name="ce2" office:value-type="string" calcext:value-type="string">
            <text:p>Ignores relative abundance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Uses phylogenetic relatedness</text:p>
          </table:table-cell>
          <table:table-cell table:style-name="ce3" office:value-type="string" calcext:value-type="string">
            <text:p>Weighted Unifrac</text:p>
            <text:p>Generalized UniFrac</text:p>
          </table:table-cell>
          <table:table-cell table:style-name="ce3" office:value-type="string" calcext:value-type="string">
            <text:p>Unweighted Unifrac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Ignores phylogenetic relatedness</text:p>
          </table:table-cell>
          <table:table-cell table:style-name="ce3" office:value-type="string" calcext:value-type="string">
            <text:p>Bray-Curtis</text:p>
            <text:p>Canberra</text:p>
            <text:p>…</text:p>
          </table:table-cell>
          <table:table-cell table:style-name="ce3" office:value-type="string" calcext:value-type="string">
            <text:p><text:span text:style-name="T1">Sørensen</text:span></text:p>
            <text:p><text:span text:style-name="T1">Jaccard</text:span></text:p>
            <text:p><text:span text:style-name="T2">…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8:40:33.831367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16:32.284992264</meta:creation-date>
    <dc:date>2019-11-06T21:53:28.698789780</dc:date>
    <meta:editing-duration>PT2H45M6S</meta:editing-duration>
    <meta:editing-cycles>2</meta:editing-cycles>
    <meta:generator>LibreOffice/6.0.7.3$Linux_X86_64 LibreOffice_project/00m0$Build-3</meta:generator>
    <meta:document-statistic meta:table-count="1" meta:cell-count="8" meta:object-count="0"/>
  </office:meta>
</office:document-meta>
</file>